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74cm" svg:height="11.811cm" svg:x="0.222cm" svg:y="0.2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05cm" fo:page-height="12.9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3-07-11T23:22:44</meta:creation-date>
    <dc:date>2013-07-11T23:42:33</dc:date>
    <dc:creator>Behrooz Nobakht</dc:creator>
    <meta:editing-duration>PT10M28S</meta:editing-duration>
    <meta:editing-cycles>4</meta:editing-cycles>
    <meta:generator>LibreOffice/4.0.2.2$Linux_X86_64 LibreOffice_project/40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Ubuntu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12pt" fo:font-weight="250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6" style:family="chart">
      <style:chart-properties chart:auto-position="true" style:rotation-angle="0"/>
      <style:text-properties fo:font-family="Ubuntu" style:font-style-name="Regular" fo:font-size="12pt" style:font-size-asian="9pt" style:font-size-complex="9pt"/>
    </style:style>
    <style:style style:name="ch7" style:family="chart" style:data-style-name="N3">
      <style:chart-properties chart:display-label="true" chart:logarithmic="false" chart:minimum="25000000" chart:reverse-direction="false" text:line-break="false" chart:link-data-style-to-source="false" chart:axis-position="1"/>
      <style:graphic-properties svg:stroke-color="#b3b3b3"/>
      <style:text-properties fo:font-family="'Ubuntu Light'" style:font-style-name="Light" fo:font-size="12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Ubuntu" style:font-style-name="Regular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75cm" svg:height="11.812cm" xlink:href="." xlink:type="simple" chart:class="chart:line" chart:style-name="ch1">
        <chart:title svg:x="4.772cm" svg:y="0.372cm" chart:style-name="ch2">
          <text:p>Rate of Asynchronous Message Processing</text:p>
        </chart:title>
        <chart:legend chart:legend-position="end" svg:x="15.28cm" svg:y="5.279cm" style:legend-expansion="high" chart:style-name="ch3"/>
        <chart:plot-area chart:style-name="ch4" chart:data-source-has-labels="both" svg:x="1.552cm" svg:y="1.859cm" svg:width="12.986cm" svg:height="8.566cm">
          <chartooo:coordinate-region svg:x="3.92cm" svg:y="2.098cm" svg:width="10.246cm" svg:height="7.601cm"/>
          <chart:axis chart:dimension="x" chart:name="primary-x" chart:style-name="ch5" chartooo:axis-type="auto">
            <chartooo:date-scale/>
            <chart:title svg:x="6.275cm" svg:y="10.661cm" chart:style-name="ch6">
              <text:p>Number of Actor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229cm" chart:style-name="ch8">
              <text:p>Number of Message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icated</text:p>
              </table:table-cell>
              <table:table-cell office:value-type="string">
                <text:p>Shared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39286822">
                <text:p>39286822</text:p>
              </table:table-cell>
              <table:table-cell office:value-type="float" office:value="42096621">
                <text:p>4209662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4645343">
                <text:p>34645343</text:p>
              </table:table-cell>
              <table:table-cell office:value-type="float" office:value="41786568">
                <text:p>4178656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32500897">
                <text:p>32500897</text:p>
              </table:table-cell>
              <table:table-cell office:value-type="float" office:value="42160507">
                <text:p>4216050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0727221">
                <text:p>30727221</text:p>
              </table:table-cell>
              <table:table-cell office:value-type="float" office:value="44932982">
                <text:p>44932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